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" style:family="table-cell" style:parent-style-name="Lien_32_hypertexte" style:data-style-name="N0"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20.5493055555556cm"/>
    </style:style>
    <style:style style:name="co3" style:family="table-column">
      <style:table-column-properties fo:break-before="auto" style:column-width="3.19263888888889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6378" table:default-cell-style-name="ce1"/>
        <table:table-row table:style-name="ro1">
          <table:table-cell table:number-columns-repeated="5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MICROPHO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reférence (mouser)</text:p>
          </table:table-cell>
          <table:table-cell office:value-type="string" table:style-name="ce4">
            <text:p>link</text:p>
          </table:table-cell>
          <table:table-cell office:value-type="string" table:style-name="ce4">
            <text:p>frequency range</text:p>
          </table:table-cell>
          <table:table-cell office:value-type="string" table:style-name="ce4">
            <text:p>quantité</text:p>
          </table:table-cell>
          <table:table-cell office:value-type="string" table:style-name="ce4">
            <text:p>prix</text:p>
          </table:table-cell>
          <table:table-cell office:value-type="string" table:style-name="ce6">
            <text:p>prix en tou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MEJ-0627-42-P</text:p>
          </table:table-cell>
          <table:table-cell office:value-type="string" table:style-name="ce9">
            <text:p><text:a xlink:href="https://www.mouser.fr/ProductDetail/CUI-Devices/CMEJ-0627-42-P?qs=PzGy0jfpSMsjZjkg1iQyPQ%3D%3D">https://www.mouser.fr/ProductDetail/CUI-Devices/CMEJ-0627-42-P?qs=PzGy0jfpSMsjZjkg1iQyPQ%3D%3D</text:a></text:p>
          </table:table-cell>
          <table:table-cell office:value-type="string" table:style-name="ce2">
            <text:p>100 10,000 Hz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">
            <text:p>0,5</text:p>
          </table:table-cell>
          <table:table-cell office:value-type="float" office:value="0.5" table:formula="of:=[.E5]*[.D5]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MEJ-9745-37-P</text:p>
          </table:table-cell>
          <table:table-cell office:value-type="string" table:style-name="ce9">
            <text:p>https://www.mouser.fr/datasheet/2/670/cmej_9745_37_p-1776521.pdfhttps://www.mouser.fr/ProductDetail/CUI-Devices/CMEJ-9745-37-P?qs=PzGy0jfpSMtPAlYYnbwJ5w%3D%3D</text:p>
          </table:table-cell>
          <table:table-cell office:value-type="string" table:style-name="ce2">
            <text:p>100 10,000 Hz</text:p>
          </table:table-cell>
          <table:table-cell office:value-type="float" office:value="1" table:style-name="ce2">
            <text:p>1</text:p>
          </table:table-cell>
          <table:table-cell office:value-type="float" office:value="0.6" table:style-name="ce2">
            <text:p>0,6</text:p>
          </table:table-cell>
          <table:table-cell office:value-type="float" office:value="0.6" table:formula="of:=[.E6]*[.D6]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MEJ-0605-36-L030</text:p>
          </table:table-cell>
          <table:table-cell office:value-type="string" table:style-name="ce9">
            <text:p><text:a xlink:href="https://www.mouser.fr/ProductDetail/CUI-Devices/CMEJ-0605-36-L030?qs=PzGy0jfpSMtCm1buZEbyRA%3D%3D">https://www.mouser.fr/ProductDetail/CUI-Devices/CMEJ-0605-36-L030?qs=PzGy0jfpSMtCm1buZEbyRA%3D%3D</text:a></text:p>
          </table:table-cell>
          <table:table-cell office:value-type="string" table:style-name="ce2">
            <text:p>100 10,000 Hz</text:p>
          </table:table-cell>
          <table:table-cell office:value-type="float" office:value="1" table:style-name="ce2">
            <text:p>1</text:p>
          </table:table-cell>
          <table:table-cell office:value-type="float" office:value="0.6" table:style-name="ce2">
            <text:p>0,6</text:p>
          </table:table-cell>
          <table:table-cell office:value-type="float" office:value="0.6" table:formula="of:=[.E7]*[.D7]" table:style-name="ce1">
            <text:p>0,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MB-6544PF</text:p>
          </table:table-cell>
          <table:table-cell office:value-type="string" table:style-name="ce9">
            <text:p>https://www.mouser.fr/ProductDetail/CUI-Devices/CMB-6544PF?qs=WyjlAZoYn52Nnw%252BbWIzkgA%3D%3D</text:p>
          </table:table-cell>
          <table:table-cell office:value-type="string" table:style-name="ce2">
            <text:p>20 20,000 Hz</text:p>
          </table:table-cell>
          <table:table-cell office:value-type="float" office:value="1" table:style-name="ce2">
            <text:p>1</text:p>
          </table:table-cell>
          <table:table-cell office:value-type="float" office:value="0.8" table:style-name="ce2">
            <text:p>0,8</text:p>
          </table:table-cell>
          <table:table-cell office:value-type="float" office:value="0.8" table:formula="of:=[.E8]*[.D8]" table:style-name="ce1">
            <text:p>0,8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MC-4012-40P</text:p>
          </table:table-cell>
          <table:table-cell office:value-type="string" table:style-name="ce9">
            <text:p>https://www.mouser.fr/ProductDetail/CUI-Devices/CMC-4012-40P?qs=48I1WSKJTyYa0hAB433txA%3D%3D</text:p>
          </table:table-cell>
          <table:table-cell office:value-type="string" table:style-name="ce2">
            <text:p>100 20,000 H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[.E9]*[.D9]" table:style-name="ce1">
            <text:p>3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E10]*[.D10]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E11]*[.D11]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E12]*[.D12]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0" table:formula="of:=[.E13]*[.D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eférence (mouser)</text:p>
          </table:table-cell>
          <table:table-cell office:value-type="string" table:style-name="ce4">
            <text:p>link</text:p>
          </table:table-cell>
          <table:table-cell table:style-name="ce4"/>
          <table:table-cell office:value-type="string" table:style-name="ce4">
            <text:p>quantité</text:p>
          </table:table-cell>
          <table:table-cell office:value-type="string" table:style-name="ce6">
            <text:p>prix unitaire</text:p>
          </table:table-cell>
          <table:table-cell office:value-type="float" office:value="0" table:formula="of:=[.E14]*[.D14]" table:style-name="ce1">
            <text:p>#VALEUR!</text:p>
          </table:table-cell>
          <table:table-cell table:number-columns-repeated="16378"/>
        </table:table-row>
        <table:table-row table:style-name="ro2">
          <table:table-cell table:style-name="ce3"/>
          <table:table-cell table:number-columns-repeated="4" table:style-name="ce1"/>
          <table:table-cell office:value-type="float" office:value="0" table:formula="of:=[.E15]*[.D15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PINS POUR ARDUINO : 485-85</text:p>
          </table:table-cell>
          <table:table-cell office:value-type="string" table:style-name="ce7">
            <text:p><text:a xlink:href="https://www.mouser.fr/ProductDetail/Adafruit/85?qs=GURawfaeGuDpvKgGcAWEWQ%3D%3D">https://www.mouser.fr/ProductDetail/Adafruit/85?qs=GURawfaeGuDpvKgGcAWEWQ%3D%3D</text:a>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81" table:style-name="ce1">
            <text:p>1,81</text:p>
          </table:table-cell>
          <table:table-cell office:value-type="float" office:value="3.62" table:formula="of:=[.E16]*[.D16]" table:style-name="ce1">
            <text:p>3,62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AOP</text:p>
          </table:table-cell>
          <table:table-cell table:number-columns-repeated="4" table:style-name="ce1"/>
          <table:table-cell office:value-type="float" office:value="0" table:formula="of:=[.E17]*[.D17]" table:style-name="ce1">
            <text:p>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LME49860</text:p>
          </table:table-cell>
          <table:table-cell office:value-type="string" table:style-name="ce7">
            <text:p>https://www.mouser.fr/ProductDetail/Texas-Instruments/LME49860MAX-NOPB?qs=7lkVKPoqpbYDt5Sw0CH1Cw%3D%3D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.19" table:style-name="ce1">
            <text:p>5,19</text:p>
          </table:table-cell>
          <table:table-cell office:value-type="float" office:value="10.38" table:formula="of:=[.E18]*[.D18]" table:style-name="ce1">
            <text:p>10,38</text:p>
          </table:table-cell>
          <table:table-cell table:style-name="ce1"/>
          <table:table-cell office:value-type="string" table:style-name="ce6">
            <text:p>to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M6132BIMX/NOPB</text:p>
          </table:table-cell>
          <table:table-cell office:value-type="string" table:style-name="ce7">
            <text:p><text:a xlink:href="https://www.mouser.fr/ProductDetail/Texas-Instruments/LM6132BIMX-NOPB?qs=QbsRYf82W3HYBG44jxncBA%3D%3D">https://www.mouser.fr/ProductDetail/Texas-Instruments/LM6132BIMX-NOPB?qs=QbsRYf82W3HYBG44jxncBA%3D%3D</text:a>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.26" table:style-name="ce1">
            <text:p>3,26</text:p>
          </table:table-cell>
          <table:table-cell office:value-type="float" office:value="6.52" table:formula="of:=[.E19]*[.D19]" table:style-name="ce1">
            <text:p>6,52</text:p>
          </table:table-cell>
          <table:table-cell table:style-name="ce1"/>
          <table:table-cell office:value-type="float" office:value="26.02" table:formula="of:=[.F5]+[.F6]+[.F7]+[.F9]+[.F8]+[.F16]+[.F18]+[.F19]+[.F20]" table:style-name="ce1">
            <text:p>26,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fficheur : 104020111</text:p>
          </table:table-cell>
          <table:table-cell office:value-type="string" table:style-name="ce7">
            <text:p><text:a xlink:href="https://raw.githubusercontent.com/SeeedDocument/Grove-16x2_LCD_Series/master/res/JDH_1804_Datasheet.pdf">https://raw.githubusercontent.com/SeeedDocument/Grove-16x2_LCD_Series/master/res/JDH_1804_Datasheet.pdf</text:a>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formula="of:=[.E20]*[.D20]" table:style-name="ce1">
            <text:p>0</text:p>
          </table:table-cell>
          <table:table-cell table:number-columns-repeated="16378" table:style-name="ce1"/>
        </table:table-row>
        <table:table-row table:style-name="ro3">
          <table:table-cell table:style-name="ce5"/>
          <table:table-cell table:number-columns-repeated="4" table:style-name="ce1"/>
          <table:table-cell office:value-type="float" office:value="0" table:formula="of:=[.E21]*[.D21]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sistance cms</text:p>
          </table:table-cell>
          <table:table-cell table:number-columns-repeated="4" table:style-name="ce1"/>
          <table:table-cell office:value-type="float" office:value="0" table:formula="of:=[.E22]*[.D22]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K</text:p>
          </table:table-cell>
          <table:table-cell office:value-type="string" table:style-name="ce7">
            <text:p><text:a xlink:href="https://www.mouser.fr/ProductDetail/TE-Connectivity-Holsworthy/RP73PF2A348RBTDF?qs=gt1LBUVyoHlhnhU6Ff4l9Q%3D%3D">https://www.mouser.fr/ProductDetail/TE-Connectivity-Holsworthy/RP73PF2A348RBTDF?qs=gt1LBUVyoHlhnhU6Ff4l9Q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37" table:style-name="ce1">
            <text:p>0,37</text:p>
          </table:table-cell>
          <table:table-cell office:value-type="float" office:value="3.7" table:formula="of:=[.E23]*[.D23]" table:style-name="ce1">
            <text:p>3,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K</text:p>
          </table:table-cell>
          <table:table-cell office:value-type="string" table:style-name="ce1">
            <text:p>https://www.mouser.fr/ProductDetail/YAGEO/AC0402DR-072KL?qs=tggtontpCXP8EaFtcgWkfg%3D%3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0.49" table:formula="of:=[.E24]*[.D24]" table:style-name="ce1">
            <text:p>0,4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0K</text:p>
          </table:table-cell>
          <table:table-cell office:value-type="string" table:style-name="ce7">
            <text:p><text:a xlink:href="https://www.mouser.fr/ProductDetail/Vishay-Dale/RCC060310K0FKEA?qs=GedFDFLaBXHKpGA5UUAaWA%3D%3D">https://www.mouser.fr/ProductDetail/Vishay-Dale/RCC060310K0FKEA?qs=GedFDFLaBXHKpGA5UUAaWA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.9E-2" table:style-name="ce1">
            <text:p>0,039</text:p>
          </table:table-cell>
          <table:table-cell office:value-type="float" office:value="0.39" table:formula="of:=[.E25]*[.D25]" table:style-name="ce1">
            <text:p>0,3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20K</text:p>
          </table:table-cell>
          <table:table-cell office:value-type="string" table:style-name="ce7">
            <text:p><text:a xlink:href="https://www.mouser.fr/ProductDetail/Susumu/RG3216P-2002-B-T5?qs=9aRBpVNfmq59AAIk4VfalA%3D%3D">https://www.mouser.fr/ProductDetail/Susumu/RG3216P-2002-B-T5?qs=9aRBpVNfmq59AAIk4VfalA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312" table:style-name="ce1">
            <text:p>0,312</text:p>
          </table:table-cell>
          <table:table-cell office:value-type="float" office:value="3.12" table:formula="of:=[.E26]*[.D26]" table:style-name="ce1">
            <text:p>3,12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30K</text:p>
          </table:table-cell>
          <table:table-cell office:value-type="string" table:style-name="ce7">
            <text:p><text:a xlink:href="https://fr.farnell.com/walsin/wr08x303-jtl/res-couche-epaisse-30k-5-0-125w/dp/2671008?CMP=GRHB-OCTOPART">https://fr.farnell.com/walsin/wr08x303-jtl/res-couche-epaisse-30k-5-0-125w/dp/2671008?CMP=GRHB-OCTOPART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4E-2" table:style-name="ce1">
            <text:p>0,014</text:p>
          </table:table-cell>
          <table:table-cell office:value-type="float" office:value="0.14000000000000001" table:formula="of:=[.E27]*[.D27]" table:style-name="ce1">
            <text:p>0,1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50k</text:p>
          </table:table-cell>
          <table:table-cell office:value-type="string" table:style-name="ce7">
            <text:p><text:a xlink:href="https://www.mouser.fr/ProductDetail/TE-Connectivity-Holsworthy/RN73C1J150KBTD?qs=chTDxNqvsym2LC2hEHBA%252Bg%3D%3D">https://www.mouser.fr/ProductDetail/TE-Connectivity-Holsworthy/RN73C1J150KBTD?qs=chTDxNqvsym2LC2hEHBA%252Bg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6" table:style-name="ce1">
            <text:p>0,6</text:p>
          </table:table-cell>
          <table:table-cell office:value-type="float" office:value="6" table:formula="of:=[.E28]*[.D28]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00K</text:p>
          </table:table-cell>
          <table:table-cell office:value-type="string" table:style-name="ce1">
            <text:p>https://www.mouser.fr/ProductDetail/TE-Connectivity-Holsworthy/RSS5100KJTB?qs=ip69W3eHERWWgcVv3B%252BXUQ%3D%3D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53800000000000003" table:style-name="ce1">
            <text:p>0,538</text:p>
          </table:table-cell>
          <table:table-cell office:value-type="float" office:value="5.3800000000000008" table:formula="of:=[.E29]*[.D29]" table:style-name="ce1">
            <text:p>5,3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1M</text:p>
          </table:table-cell>
          <table:table-cell office:value-type="string" table:style-name="ce7">
            <text:p><text:a xlink:href="https://www.mouser.fr/ProductDetail/Vishay-Beyschlag/MCT0603MD1004BP500?qs=Jslch3jnSjlxqHB2XifrNA%3D%3D">https://www.mouser.fr/ProductDetail/Vishay-Beyschlag/MCT0603MD1004BP500?qs=Jslch3jnSjlxqHB2XifrNA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246" table:style-name="ce1">
            <text:p>0,246</text:p>
          </table:table-cell>
          <table:table-cell office:value-type="float" office:value="2.46" table:formula="of:=[.E30]*[.D30]" table:style-name="ce1">
            <text:p>2,46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formula="of:=[.E31]*[.D31]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formula="of:=[.E32]*[.D32]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apacité cm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" table:formula="of:=[.E33]*[.D33]" table:style-name="ce1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p</text:p>
          </table:table-cell>
          <table:table-cell office:value-type="string" table:style-name="ce7">
            <text:p><text:a xlink:href="https://www.mouser.fr/ProductDetail/Vishay-Vitramon/VJ0603A100JXACW1BC?qs=jg8yILQjGAdRA4mWSx%2FigA%3D%3D">https://www.mouser.fr/ProductDetail/Vishay-Vitramon/VJ0603A100JXACW1BC?qs=jg8yILQjGAdRA4mWSx%2FigA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05" table:style-name="ce1">
            <text:p>0,05</text:p>
          </table:table-cell>
          <table:table-cell office:value-type="float" office:value="0.5" table:formula="of:=[.E34]*[.D34]" table:style-name="ce1">
            <text:p>0,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,2u</text:p>
          </table:table-cell>
          <table:table-cell office:value-type="string" table:style-name="ce7">
            <text:p><text:a xlink:href="https://www.mouser.fr/ProductDetail/KEMET/C1206C225K4RACTU?qs=zThxXyNivNUtVx37CV5QgQ%3D%3D">https://www.mouser.fr/ProductDetail/KEMET/C1206C225K4RACTU?qs=zThxXyNivNUtVx37CV5QgQ%3D%3D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,113</text:p>
          </table:table-cell>
          <table:table-cell office:value-type="float" office:value="1.1300000000000001" table:formula="of:=[.E35]*[.D35]" table:style-name="ce1">
            <text:p>1,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u</text:p>
          </table:table-cell>
          <table:table-cell office:value-type="string" table:style-name="ce7">
            <text:p><text:a xlink:href="https://www.digikey.com/en/products/detail/CL32B106KLULNNE/1276-3323-1-ND/3891409?curr=usd&amp;utm_campaign=buynow&amp;utm_medium=aggregator&amp;utm_source=octopart">https://www.digikey.com/en/products/detail/CL32B106KLULNNE/1276-3323-1-ND/3891409?curr=usd&amp;utm_campaign=buynow&amp;utm_medium=aggregator&amp;utm_source=octopart</text:a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375" table:style-name="ce1">
            <text:p>0,375</text:p>
          </table:table-cell>
          <table:table-cell office:value-type="float" office:value="3.75" table:formula="of:=[.E36]*[.D36]" table:style-name="ce1">
            <text:p>3,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0u</text:p>
          </table:table-cell>
          <table:table-cell office:value-type="string" table:style-name="ce1">
            <text:p>https://octopart.com/opatz8j6/a1?t=Omn1lWgcpQ6fF6NVLUNGz958Sj60Ek6rqWUTFIc5jxfGna7ZUvAP47EazUxrZOcKxa86tJmRR16e9nR5GLddfyzrxKx3bVmlYIw67KM7LNLC1mpvCY3ENIt3l5q2KDlNUin_Gt_nEgWrZ0oFKO-T7lfhXVp-K8yMqps7nmiTHp0nBZZMslsg_39gDkSc8-SM6y7Jgwv7zXSjn0vc8XmWXanso1b_MwC9swum88HkrkUBHGd4IkkQDcbghP_BsEYVGa2z-yS-K0gWX3B-0_yluzQ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.222" table:style-name="ce1">
            <text:p>0,222</text:p>
          </table:table-cell>
          <table:table-cell office:value-type="float" office:value="2.2200000000000002" table:formula="of:=[.E37]*[.D37]" table:style-name="ce1">
            <text:p>2,2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8"/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Somchay</meta:initial-creator>
    <dc:creator>Somchay</dc:creator>
    <meta:creation-date>2023-10-15T16:30:10Z</meta:creation-date>
    <dc:date>2023-10-16T15:42:09Z</dc:date>
    <meta:editing-cycles>3</meta:editing-cycles>
    <meta:editing-duration>PT9273S</meta:editing-duration>
  </office:meta>
</office:document-meta>
</file>